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1pt" style:font-size-asian="11pt" style:font-size-complex="11pt" style:text-underline-style="solid" style:text-underline-type="single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able-cell-properties fo:background-color="#FFFFFF"/>
      <style:text-properties fo:color="#FF0000"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1">
      <style:table-cell-properties fo:border-top="2pt solid #000000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Comma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Percent" style:data-style-name="N13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" style:family="table-cell" style:parent-style-name="Comma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Percent" style:data-style-name="N13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Comma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Comma" style:data-style-name="N37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Comma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Comm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Comma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Comma" style:data-style-name="N37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7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Default" style:data-style-name="N0">
      <style:table-cell-properties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pt" style:use-optimal-row-height="tru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14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1" table:default-cell-style-name="ce3"/>
        <table:table-column table:style-name="co4" table:default-cell-style-name="ce3"/>
        <table:table-column table:style-name="co5" table:number-columns-repeated="1010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4">
            <text:p><text:a xlink:href="https://www.gov.uk/government/statistical-data-sets/tsgb01-modal-comparisons">Modal comparisons</text:a></text:p>
          </table:table-cell>
          <table:table-cell table:number-columns-repeated="1023" table:style-name="ce3"/>
          <table:table-cell table:number-columns-repeated="15360"/>
        </table:table-row>
        <table:table-row table:style-name="ro3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Table TSGB0114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7">
            <text:p>Overseas travel: visits to and from the United Kingdom by purpose and area, all modes: 2007 to 2017</text:p>
          </table:table-cell>
          <table:table-cell table:number-columns-repeated="4" table:style-name="ce3"/>
          <table:table-cell table:style-name="ce8"/>
          <table:table-cell table:number-columns-repeated="1018" table:style-name="ce3"/>
          <table:table-cell table:number-columns-repeated="15360"/>
        </table:table-row>
        <table:table-row table:style-name="ro4">
          <table:table-cell table:style-name="ce9"/>
          <table:table-cell table:number-columns-repeated="4" table:style-name="ce10"/>
          <table:table-cell table:style-name="ce11"/>
          <table:table-cell table:number-columns-repeated="16378" table:style-name="ce10"/>
        </table:table-row>
        <table:table-row table:style-name="ro4">
          <table:table-cell table:number-columns-repeated="13" table:style-name="ce10"/>
          <table:table-cell office:value-type="string" table:style-name="ce12">
            <text:p>Thousands/<text:span text:style-name="T1">Percentage</text:span></text:p>
          </table:table-cell>
          <table:table-cell table:number-columns-repeated="16370" table:style-name="ce10"/>
        </table:table-row>
        <table:table-row table:style-name="ro5">
          <table:table-cell table:style-name="ce13"/>
          <table:table-cell table:style-name="ce14"/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5">
            <text:p>2016</text:p>
          </table:table-cell>
          <table:table-cell office:value-type="float" office:value="2017" table:style-name="ce15">
            <text:p>2017</text:p>
          </table:table-cell>
          <table:table-cell office:value-type="string" table:style-name="ce17">
            <text:p>% of total in 2017</text:p>
          </table:table-cell>
          <table:table-cell table:number-columns-repeated="16370"/>
        </table:table-row>
        <table:table-row table:style-name="ro6">
          <table:table-cell office:value-type="string" table:style-name="ce18">
            <text:p>Visits to the United Kingdom by overseas residents<text:s/><text:span text:style-name="T2">1</text:span></text:p>
          </table:table-cell>
          <table:table-cell table:number-columns-repeated="7" table:style-name="ce19"/>
          <table:table-cell table:number-columns-repeated="1016" table:style-name="ce3"/>
          <table:table-cell table:number-columns-repeated="15360"/>
        </table:table-row>
        <table:table-row table:style-name="ro7">
          <table:table-cell table:style-name="ce18"/>
          <table:table-cell office:value-type="string" table:style-name="ce20">
            <text:p>North America</text:p>
          </table:table-cell>
          <table:table-cell office:value-type="float" office:value="4403" table:style-name="ce21">
            <text:p><text:s/>4403<text:s/></text:p>
          </table:table-cell>
          <table:table-cell office:value-type="float" office:value="3806" table:style-name="ce21">
            <text:p><text:s/>3806<text:s/></text:p>
          </table:table-cell>
          <table:table-cell office:value-type="float" office:value="3564" table:style-name="ce21">
            <text:p><text:s/>3564<text:s/></text:p>
          </table:table-cell>
          <table:table-cell office:value-type="float" office:value="3397" table:style-name="ce21">
            <text:p><text:s/>3397<text:s/></text:p>
          </table:table-cell>
          <table:table-cell office:value-type="float" office:value="3585.7500380000101" table:style-name="ce21">
            <text:p><text:s/>3586<text:s/></text:p>
          </table:table-cell>
          <table:table-cell office:value-type="float" office:value="3543.8352096297399" table:style-name="ce21">
            <text:p><text:s/>3544<text:s/></text:p>
          </table:table-cell>
          <table:table-cell office:value-type="float" office:value="3508.5464769999999" table:style-name="ce21">
            <text:p><text:s/>3509<text:s/></text:p>
          </table:table-cell>
          <table:table-cell office:value-type="float" office:value="3624.8175569999999" table:style-name="ce21">
            <text:p><text:s/>3625<text:s/></text:p>
          </table:table-cell>
          <table:table-cell office:value-type="float" office:value="3974.2521790000001" table:style-name="ce21">
            <text:p><text:s/>3974<text:s/></text:p>
          </table:table-cell>
          <table:table-cell office:value-type="float" office:value="4283.4083140000002" table:style-name="ce21">
            <text:p><text:s/>4283<text:s/></text:p>
          </table:table-cell>
          <table:table-cell office:value-type="float" office:value="4745.3900460000004" table:style-name="ce21">
            <text:p><text:s/>4745<text:s/></text:p>
          </table:table-cell>
          <table:table-cell office:value-type="percentage" office:value="0.121012104440358" table:style-name="ce22">
            <text:p>12%</text:p>
          </table:table-cell>
          <table:table-cell table:number-columns-repeated="16370"/>
        </table:table-row>
        <table:table-row table:style-name="ro7">
          <table:table-cell table:style-name="ce18"/>
          <table:table-cell office:value-type="string" table:style-name="ce20">
            <text:p>EU<text:s/><text:span text:style-name="T3">2</text:span></text:p>
          </table:table-cell>
          <table:table-cell office:value-type="float" office:value="21824" table:style-name="ce21">
            <text:p><text:s/>21824<text:s/></text:p>
          </table:table-cell>
          <table:table-cell office:value-type="float" office:value="21627" table:style-name="ce21">
            <text:p><text:s/>21627<text:s/></text:p>
          </table:table-cell>
          <table:table-cell office:value-type="float" office:value="20331" table:style-name="ce21">
            <text:p><text:s/>20331<text:s/></text:p>
          </table:table-cell>
          <table:table-cell office:value-type="float" office:value="20266" table:style-name="ce21">
            <text:p><text:s/>20266<text:s/></text:p>
          </table:table-cell>
          <table:table-cell office:value-type="float" office:value="20347.749143000001" table:style-name="ce21">
            <text:p><text:s/>20348<text:s/></text:p>
          </table:table-cell>
          <table:table-cell office:value-type="float" office:value="20552.637509066" table:style-name="ce21">
            <text:p><text:s/>20553<text:s/></text:p>
          </table:table-cell>
          <table:table-cell office:value-type="float" office:value="21595.553097" table:style-name="ce21">
            <text:p><text:s/>21596<text:s/></text:p>
          </table:table-cell>
          <table:table-cell office:value-type="float" office:value="23009.269792999999" table:style-name="ce21">
            <text:p><text:s/>23009<text:s/></text:p>
          </table:table-cell>
          <table:table-cell office:value-type="float" office:value="24212.933240999999" table:style-name="ce21">
            <text:p><text:s/>24213<text:s/></text:p>
          </table:table-cell>
          <table:table-cell office:value-type="float" office:value="25485.794247000002" table:style-name="ce21">
            <text:p><text:s/>25486<text:s/></text:p>
          </table:table-cell>
          <table:table-cell office:value-type="float" office:value="25585.7568949999" table:style-name="ce21">
            <text:p><text:s/>25586<text:s/></text:p>
          </table:table-cell>
          <table:table-cell office:value-type="percentage" office:value="0.65246191683930999" table:style-name="ce22">
            <text:p>65%</text:p>
          </table:table-cell>
          <table:table-cell table:number-columns-repeated="16370"/>
        </table:table-row>
        <table:table-row table:style-name="ro7">
          <table:table-cell table:style-name="ce18"/>
          <table:table-cell office:value-type="string" table:style-name="ce20">
            <text:p>Other Europe</text:p>
          </table:table-cell>
          <table:table-cell office:value-type="float" office:value="2063" table:style-name="ce21">
            <text:p><text:s/>2063<text:s/></text:p>
          </table:table-cell>
          <table:table-cell office:value-type="float" office:value="2039" table:style-name="ce21">
            <text:p><text:s/>2039<text:s/></text:p>
          </table:table-cell>
          <table:table-cell office:value-type="float" office:value="1752" table:style-name="ce21">
            <text:p><text:s/>1752<text:s/></text:p>
          </table:table-cell>
          <table:table-cell office:value-type="float" office:value="1780" table:style-name="ce21">
            <text:p><text:s/>1780<text:s/></text:p>
          </table:table-cell>
          <table:table-cell office:value-type="float" office:value="2090.3272029999898" table:style-name="ce21">
            <text:p><text:s/>2090<text:s/></text:p>
          </table:table-cell>
          <table:table-cell office:value-type="float" office:value="2243.5596471171302" table:style-name="ce21">
            <text:p><text:s/>2244<text:s/></text:p>
          </table:table-cell>
          <table:table-cell office:value-type="float" office:value="2270.6552230000002" table:style-name="ce21">
            <text:p><text:s/>2271<text:s/></text:p>
          </table:table-cell>
          <table:table-cell office:value-type="float" office:value="2432.7430320000199" table:style-name="ce21">
            <text:p><text:s/>2433<text:s/></text:p>
          </table:table-cell>
          <table:table-cell office:value-type="float" office:value="2269.3760180000099" table:style-name="ce21">
            <text:p><text:s/>2269<text:s/></text:p>
          </table:table-cell>
          <table:table-cell office:value-type="float" office:value="2296.72175900001" table:style-name="ce21">
            <text:p><text:s/>2297<text:s/></text:p>
          </table:table-cell>
          <table:table-cell office:value-type="float" office:value="2554.4307919999401" table:style-name="ce21">
            <text:p><text:s/>2554<text:s/></text:p>
          </table:table-cell>
          <table:table-cell office:value-type="percentage" office:value="6.51404927288802E-2" table:style-name="ce22">
            <text:p>7%</text:p>
          </table:table-cell>
          <table:table-cell table:number-columns-repeated="16370"/>
        </table:table-row>
        <table:table-row table:style-name="ro7">
          <table:table-cell table:style-name="ce18"/>
          <table:table-cell office:value-type="string" table:style-name="ce20">
            <text:p>Other Countries</text:p>
          </table:table-cell>
          <table:table-cell office:value-type="float" office:value="4488" table:style-name="ce21">
            <text:p><text:s/>4488<text:s/></text:p>
          </table:table-cell>
          <table:table-cell office:value-type="float" office:value="4416" table:style-name="ce21">
            <text:p><text:s/>4416<text:s/></text:p>
          </table:table-cell>
          <table:table-cell office:value-type="float" office:value="4242" table:style-name="ce21">
            <text:p><text:s/>4242<text:s/></text:p>
          </table:table-cell>
          <table:table-cell office:value-type="float" office:value="4360" table:style-name="ce21">
            <text:p><text:s/>4360<text:s/></text:p>
          </table:table-cell>
          <table:table-cell office:value-type="float" office:value="4773.7301600000101" table:style-name="ce21">
            <text:p><text:s/>4774<text:s/></text:p>
          </table:table-cell>
          <table:table-cell office:value-type="float" office:value="4744.0525173020596" table:style-name="ce21">
            <text:p><text:s/>4744<text:s/></text:p>
          </table:table-cell>
          <table:table-cell office:value-type="float" office:value="5317.5419849999998" table:style-name="ce21">
            <text:p><text:s/>5318<text:s/></text:p>
          </table:table-cell>
          <table:table-cell office:value-type="float" office:value="5310.1834749999998" table:style-name="ce21">
            <text:p><text:s/>5310<text:s/></text:p>
          </table:table-cell>
          <table:table-cell office:value-type="float" office:value="5658.5881849999996" table:style-name="ce21">
            <text:p><text:s/>5659<text:s/></text:p>
          </table:table-cell>
          <table:table-cell office:value-type="float" office:value="5543.3494979999996" table:style-name="ce21">
            <text:p><text:s/>5543<text:s/></text:p>
          </table:table-cell>
          <table:table-cell office:value-type="float" office:value="6328.5989639999998" table:style-name="ce21">
            <text:p><text:s/>6329<text:s/></text:p>
          </table:table-cell>
          <table:table-cell office:value-type="percentage" office:value="0.161385485991452" table:style-name="ce22">
            <text:p>16%</text:p>
          </table:table-cell>
          <table:table-cell table:number-columns-repeated="16370"/>
        </table:table-row>
        <table:table-row table:style-name="ro7">
          <table:table-cell table:style-name="ce19"/>
          <table:table-cell office:value-type="string" table:style-name="ce19">
            <text:p>Total</text:p>
          </table:table-cell>
          <table:table-cell office:value-type="float" office:value="32778" table:style-name="ce23">
            <text:p><text:s/>32778<text:s/></text:p>
          </table:table-cell>
          <table:table-cell office:value-type="float" office:value="31888" table:style-name="ce23">
            <text:p><text:s/>31888<text:s/></text:p>
          </table:table-cell>
          <table:table-cell office:value-type="float" office:value="29889" table:style-name="ce23">
            <text:p><text:s/>29889<text:s/></text:p>
          </table:table-cell>
          <table:table-cell office:value-type="float" office:value="29803" table:style-name="ce23">
            <text:p><text:s/>29803<text:s/></text:p>
          </table:table-cell>
          <table:table-cell office:value-type="float" office:value="30797.556543999999" table:style-name="ce23">
            <text:p><text:s/>30798<text:s/></text:p>
          </table:table-cell>
          <table:table-cell office:value-type="float" office:value="31084.084883114901" table:style-name="ce23">
            <text:p><text:s/>31084<text:s/></text:p>
          </table:table-cell>
          <table:table-cell office:value-type="float" office:value="32692.296781999899" table:style-name="ce23">
            <text:p><text:s/>32692<text:s/></text:p>
          </table:table-cell>
          <table:table-cell office:value-type="float" office:value="34377.013856999998" table:style-name="ce23">
            <text:p><text:s/>34377<text:s/></text:p>
          </table:table-cell>
          <table:table-cell office:value-type="float" office:value="36115.149622999903" table:style-name="ce23">
            <text:p><text:s/>36115<text:s/></text:p>
          </table:table-cell>
          <table:table-cell office:value-type="float" office:value="37609.273818000001" table:style-name="ce23">
            <text:p><text:s/>37609<text:s/></text:p>
          </table:table-cell>
          <table:table-cell office:value-type="float" office:value="39214.176696999901" table:style-name="ce23">
            <text:p><text:s/>39214<text:s/></text:p>
          </table:table-cell>
          <table:table-cell office:value-type="percentage" office:value="1" table:style-name="ce24">
            <text:p>100%</text:p>
          </table:table-cell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repeated="11" table:style-name="ce21"/>
          <table:table-cell table:style-name="ce22"/>
          <table:table-cell table:number-columns-repeated="16370"/>
        </table:table-row>
        <table:table-row table:style-name="ro7">
          <table:table-cell table:style-name="ce19"/>
          <table:table-cell office:value-type="string" table:style-name="ce20">
            <text:p>Holiday</text:p>
          </table:table-cell>
          <table:table-cell office:value-type="float" office:value="10758" table:style-name="ce25">
            <text:p><text:s/>10758<text:s/></text:p>
          </table:table-cell>
          <table:table-cell office:value-type="float" office:value="10923" table:style-name="ce25">
            <text:p><text:s/>10923<text:s/></text:p>
          </table:table-cell>
          <table:table-cell office:value-type="float" office:value="11424" table:style-name="ce25">
            <text:p><text:s/>11424<text:s/></text:p>
          </table:table-cell>
          <table:table-cell office:value-type="float" office:value="11668" table:style-name="ce25">
            <text:p><text:s/>11668<text:s/></text:p>
          </table:table-cell>
          <table:table-cell office:value-type="float" office:value="12007.962165999999" table:style-name="ce25">
            <text:p><text:s/>12008<text:s/></text:p>
          </table:table-cell>
          <table:table-cell office:value-type="float" office:value="11961.484968835501" table:style-name="ce25">
            <text:p><text:s/>11961<text:s/></text:p>
          </table:table-cell>
          <table:table-cell office:value-type="float" office:value="12667.705819999999" table:style-name="ce25">
            <text:p><text:s/>12668<text:s/></text:p>
          </table:table-cell>
          <table:table-cell office:value-type="float" office:value="13577.925423999999" table:style-name="ce25">
            <text:p><text:s/>13578<text:s/></text:p>
          </table:table-cell>
          <table:table-cell office:value-type="float" office:value="13856.871091999999" table:style-name="ce25">
            <text:p><text:s/>13857<text:s/></text:p>
          </table:table-cell>
          <table:table-cell office:value-type="float" office:value="13899.002525" table:style-name="ce25">
            <text:p><text:s/>13899<text:s/></text:p>
          </table:table-cell>
          <table:table-cell office:value-type="float" office:value="15367.926791" table:style-name="ce25">
            <text:p><text:s/>15368<text:s/></text:p>
          </table:table-cell>
          <table:table-cell office:value-type="percentage" office:value="0.39189721895081198" table:style-name="ce22">
            <text:p>39%</text:p>
          </table:table-cell>
          <table:table-cell table:number-columns-repeated="16370"/>
        </table:table-row>
        <table:table-row table:style-name="ro7">
          <table:table-cell table:style-name="ce19"/>
          <table:table-cell office:value-type="string" table:style-name="ce20">
            <text:p>Business</text:p>
          </table:table-cell>
          <table:table-cell office:value-type="float" office:value="8845" table:style-name="ce25">
            <text:p><text:s/>8845<text:s/></text:p>
          </table:table-cell>
          <table:table-cell office:value-type="float" office:value="8124" table:style-name="ce25">
            <text:p><text:s/>8124<text:s/></text:p>
          </table:table-cell>
          <table:table-cell office:value-type="float" office:value="6579" table:style-name="ce25">
            <text:p><text:s/>6579<text:s/></text:p>
          </table:table-cell>
          <table:table-cell office:value-type="float" office:value="6793" table:style-name="ce25">
            <text:p><text:s/>6793<text:s/></text:p>
          </table:table-cell>
          <table:table-cell office:value-type="float" office:value="7238.2768230000102" table:style-name="ce25">
            <text:p><text:s/>7238<text:s/></text:p>
          </table:table-cell>
          <table:table-cell office:value-type="float" office:value="7422.4805950530399" table:style-name="ce25">
            <text:p><text:s/>7422<text:s/></text:p>
          </table:table-cell>
          <table:table-cell office:value-type="float" office:value="7898.1426460000002" table:style-name="ce25">
            <text:p><text:s/>7898<text:s/></text:p>
          </table:table-cell>
          <table:table-cell office:value-type="float" office:value="8277.4557520000108" table:style-name="ce25">
            <text:p><text:s/>8277<text:s/></text:p>
          </table:table-cell>
          <table:table-cell office:value-type="float" office:value="8865.0657410000003" table:style-name="ce25">
            <text:p><text:s/>8865<text:s/></text:p>
          </table:table-cell>
          <table:table-cell office:value-type="float" office:value="9187.1445139999996" table:style-name="ce25">
            <text:p><text:s/>9187<text:s/></text:p>
          </table:table-cell>
          <table:table-cell office:value-type="float" office:value="8799.9585690000004" table:style-name="ce25">
            <text:p><text:s/>8800<text:s/></text:p>
          </table:table-cell>
          <table:table-cell office:value-type="percentage" office:value="0.224407581905787" table:style-name="ce22">
            <text:p>22%</text:p>
          </table:table-cell>
          <table:table-cell table:number-columns-repeated="16370"/>
        </table:table-row>
        <table:table-row table:style-name="ro7">
          <table:table-cell table:style-name="ce19"/>
          <table:table-cell office:value-type="string" table:style-name="ce20">
            <text:p>Visiting friends or relatives</text:p>
          </table:table-cell>
          <table:table-cell office:value-type="float" office:value="9720" table:style-name="ce25">
            <text:p><text:s/>9720<text:s/></text:p>
          </table:table-cell>
          <table:table-cell office:value-type="float" office:value="9727" table:style-name="ce25">
            <text:p><text:s/>9727<text:s/></text:p>
          </table:table-cell>
          <table:table-cell office:value-type="float" office:value="8783" table:style-name="ce25">
            <text:p><text:s/>8783<text:s/></text:p>
          </table:table-cell>
          <table:table-cell office:value-type="float" office:value="8408" table:style-name="ce25">
            <text:p><text:s/>8408<text:s/></text:p>
          </table:table-cell>
          <table:table-cell office:value-type="float" office:value="8841.0571440000404" table:style-name="ce25">
            <text:p><text:s/>8841<text:s/></text:p>
          </table:table-cell>
          <table:table-cell office:value-type="float" office:value="8947.7386286581295" table:style-name="ce25">
            <text:p><text:s/>8948<text:s/></text:p>
          </table:table-cell>
          <table:table-cell office:value-type="float" office:value="9313.4844149999899" table:style-name="ce25">
            <text:p><text:s/>9313<text:s/></text:p>
          </table:table-cell>
          <table:table-cell office:value-type="float" office:value="9755.9644700000099" table:style-name="ce25">
            <text:p><text:s/>9756<text:s/></text:p>
          </table:table-cell>
          <table:table-cell office:value-type="float" office:value="10450.653216000001" table:style-name="ce25">
            <text:p><text:s/>10451<text:s/></text:p>
          </table:table-cell>
          <table:table-cell office:value-type="float" office:value="11565.217676" table:style-name="ce26">
            <text:p>11,565</text:p>
          </table:table-cell>
          <table:table-cell office:value-type="float" office:value="11995.184409" table:style-name="ce27">
            <text:p>11,995</text:p>
          </table:table-cell>
          <table:table-cell office:value-type="percentage" office:value="0.305888977389079" table:style-name="ce22">
            <text:p>31%</text:p>
          </table:table-cell>
          <table:table-cell table:number-columns-repeated="16370"/>
        </table:table-row>
        <table:table-row table:style-name="ro7">
          <table:table-cell table:style-name="ce19"/>
          <table:table-cell office:value-type="string" table:style-name="ce20">
            <text:p>Miscellaneous</text:p>
          </table:table-cell>
          <table:table-cell office:value-type="float" office:value="3456" table:style-name="ce25">
            <text:p><text:s/>3456<text:s/></text:p>
          </table:table-cell>
          <table:table-cell office:value-type="float" office:value="3113" table:style-name="ce25">
            <text:p><text:s/>3113<text:s/></text:p>
          </table:table-cell>
          <table:table-cell office:value-type="float" office:value="3103" table:style-name="ce25">
            <text:p><text:s/>3103<text:s/></text:p>
          </table:table-cell>
          <table:table-cell office:value-type="float" office:value="2935" table:style-name="ce25">
            <text:p><text:s/>2935<text:s/></text:p>
          </table:table-cell>
          <table:table-cell office:value-type="float" office:value="2710.2604110000002" table:style-name="ce25">
            <text:p><text:s/>2710<text:s/></text:p>
          </table:table-cell>
          <table:table-cell office:value-type="float" office:value="2752.38069056821" table:style-name="ce25">
            <text:p><text:s/>2752<text:s/></text:p>
          </table:table-cell>
          <table:table-cell office:value-type="float" office:value="2812.9639010000001" table:style-name="ce25">
            <text:p><text:s/>2813<text:s/></text:p>
          </table:table-cell>
          <table:table-cell office:value-type="float" office:value="2765.6682110000002" table:style-name="ce25">
            <text:p><text:s/>2766<text:s/></text:p>
          </table:table-cell>
          <table:table-cell office:value-type="float" office:value="2942.5595739999999" table:style-name="ce25">
            <text:p><text:s/>2943<text:s/></text:p>
          </table:table-cell>
          <table:table-cell office:value-type="float" office:value="2957.909103" table:style-name="ce28">
            <text:p>2,958</text:p>
          </table:table-cell>
          <table:table-cell office:value-type="float" office:value="3051.1069280000002" table:style-name="ce29">
            <text:p>3,051</text:p>
          </table:table-cell>
          <table:table-cell office:value-type="percentage" office:value="7.7806221754323598E-2" table:style-name="ce22">
            <text:p>8%</text:p>
          </table:table-cell>
          <table:table-cell table:number-columns-repeated="16370"/>
        </table:table-row>
        <table:table-row table:style-name="ro7">
          <table:table-cell table:style-name="ce19"/>
          <table:table-cell office:value-type="string" table:style-name="ce19">
            <text:p>Total</text:p>
          </table:table-cell>
          <table:table-cell office:value-type="float" office:value="32778" table:style-name="ce30">
            <text:p><text:s/>32778<text:s/></text:p>
          </table:table-cell>
          <table:table-cell office:value-type="float" office:value="31888" table:style-name="ce30">
            <text:p><text:s/>31888<text:s/></text:p>
          </table:table-cell>
          <table:table-cell office:value-type="float" office:value="29889" table:style-name="ce30">
            <text:p><text:s/>29889<text:s/></text:p>
          </table:table-cell>
          <table:table-cell office:value-type="float" office:value="29803" table:style-name="ce30">
            <text:p><text:s/>29803<text:s/></text:p>
          </table:table-cell>
          <table:table-cell office:value-type="float" office:value="30797.556543999799" table:style-name="ce30">
            <text:p><text:s/>30798<text:s/></text:p>
          </table:table-cell>
          <table:table-cell office:value-type="float" office:value="31084.084883114901" table:style-name="ce30">
            <text:p><text:s/>31084<text:s/></text:p>
          </table:table-cell>
          <table:table-cell office:value-type="float" office:value="32692.296782000099" table:style-name="ce30">
            <text:p><text:s/>32692<text:s/></text:p>
          </table:table-cell>
          <table:table-cell office:value-type="float" office:value="34377.013856999998" table:style-name="ce30">
            <text:p><text:s/>34377<text:s/></text:p>
          </table:table-cell>
          <table:table-cell office:value-type="float" office:value="36115.149622999998" table:style-name="ce30">
            <text:p><text:s/>36115<text:s/></text:p>
          </table:table-cell>
          <table:table-cell office:value-type="float" office:value="37609.273818000198" table:style-name="ce31">
            <text:p>37,609</text:p>
          </table:table-cell>
          <table:table-cell office:value-type="float" office:value="39214.176696999901" table:style-name="ce32">
            <text:p>39,214</text:p>
          </table:table-cell>
          <table:table-cell office:value-type="percentage" office:value="1" table:style-name="ce24">
            <text:p>100%</text:p>
          </table:table-cell>
          <table:table-cell table:number-columns-repeated="16370"/>
        </table:table-row>
        <table:table-row table:style-name="ro7">
          <table:table-cell table:style-name="ce19"/>
          <table:table-cell office:value-type="string" table:style-name="ce20">
            <text:p>Unweighted sample size (number)</text:p>
          </table:table-cell>
          <table:table-cell office:value-type="float" office:value="41740" table:style-name="ce25">
            <text:p><text:s/>41740<text:s/></text:p>
          </table:table-cell>
          <table:table-cell office:value-type="float" office:value="36683" table:style-name="ce25">
            <text:p><text:s/>36683<text:s/></text:p>
          </table:table-cell>
          <table:table-cell office:value-type="float" office:value="47304" table:style-name="ce25">
            <text:p><text:s/>47304<text:s/></text:p>
          </table:table-cell>
          <table:table-cell office:value-type="float" office:value="46740" table:style-name="ce25">
            <text:p><text:s/>46740<text:s/></text:p>
          </table:table-cell>
          <table:table-cell office:value-type="float" office:value="42785" table:style-name="ce25">
            <text:p><text:s/>42785<text:s/></text:p>
          </table:table-cell>
          <table:table-cell office:value-type="float" office:value="42502" table:style-name="ce25">
            <text:p><text:s/>42502<text:s/></text:p>
          </table:table-cell>
          <table:table-cell office:value-type="float" office:value="44285" table:style-name="ce25">
            <text:p><text:s/>44285<text:s/></text:p>
          </table:table-cell>
          <table:table-cell office:value-type="float" office:value="41688" table:style-name="ce25">
            <text:p><text:s/>41688<text:s/></text:p>
          </table:table-cell>
          <table:table-cell office:value-type="float" office:value="41805" table:style-name="ce25">
            <text:p><text:s/>41805<text:s/></text:p>
          </table:table-cell>
          <table:table-cell office:value-type="float" office:value="40715" table:style-name="ce25">
            <text:p><text:s/>40715<text:s/></text:p>
          </table:table-cell>
          <table:table-cell office:value-type="float" office:value="38445" table:style-name="ce33">
            <text:p>38,445</text:p>
          </table:table-cell>
          <table:table-cell table:style-name="ce20"/>
          <table:table-cell table:number-columns-repeated="16370"/>
        </table:table-row>
        <table:table-row table:style-name="ro6">
          <table:table-cell office:value-type="string" table:style-name="ce34">
            <text:p>Visits abroad by United Kingdom Residents<text:s/><text:span text:style-name="T2">3</text:span></text:p>
          </table:table-cell>
          <table:table-cell table:style-name="ce35"/>
          <table:table-cell table:number-columns-repeated="12" table:style-name="ce36"/>
          <table:table-cell table:number-columns-repeated="16370"/>
        </table:table-row>
        <table:table-row table:style-name="ro7">
          <table:table-cell table:style-name="ce18"/>
          <table:table-cell office:value-type="string" table:style-name="ce20">
            <text:p>North America</text:p>
          </table:table-cell>
          <table:table-cell office:value-type="float" office:value="4587" table:style-name="ce33">
            <text:p>4,587</text:p>
          </table:table-cell>
          <table:table-cell office:value-type="float" office:value="4629" table:style-name="ce33">
            <text:p>4,629</text:p>
          </table:table-cell>
          <table:table-cell office:value-type="float" office:value="3652" table:style-name="ce33">
            <text:p>3,652</text:p>
          </table:table-cell>
          <table:table-cell office:value-type="float" office:value="3653" table:style-name="ce33">
            <text:p>3,653</text:p>
          </table:table-cell>
          <table:table-cell office:value-type="float" office:value="3667.9157270000001" table:style-name="ce33">
            <text:p>3,668</text:p>
          </table:table-cell>
          <table:table-cell office:value-type="float" office:value="3393.738636" table:style-name="ce33">
            <text:p>3,394</text:p>
          </table:table-cell>
          <table:table-cell office:value-type="float" office:value="3388.5819320000001" table:style-name="ce33">
            <text:p>3,389</text:p>
          </table:table-cell>
          <table:table-cell office:value-type="float" office:value="3676.7088140000001" table:style-name="ce33">
            <text:p>3,677</text:p>
          </table:table-cell>
          <table:table-cell office:value-type="float" office:value="3912.4148359999999" table:style-name="ce33">
            <text:p>3,912</text:p>
          </table:table-cell>
          <table:table-cell office:value-type="float" office:value="4133.1399709999996" table:style-name="ce33">
            <text:p>4,133</text:p>
          </table:table-cell>
          <table:table-cell office:value-type="float" office:value="3915.9424869999898" table:style-name="ce33">
            <text:p>3,916</text:p>
          </table:table-cell>
          <table:table-cell office:value-type="percentage" office:value="5.3811044437713403E-2" table:style-name="ce22">
            <text:p>5%</text:p>
          </table:table-cell>
          <table:table-cell table:number-columns-repeated="16370"/>
        </table:table-row>
        <table:table-row table:style-name="ro7">
          <table:table-cell table:style-name="ce18"/>
          <table:table-cell office:value-type="string" table:style-name="ce20">
            <text:p>EU<text:s/><text:span text:style-name="T3">2</text:span></text:p>
          </table:table-cell>
          <table:table-cell office:value-type="float" office:value="51186" table:style-name="ce33">
            <text:p>51,186</text:p>
          </table:table-cell>
          <table:table-cell office:value-type="float" office:value="50081" table:style-name="ce33">
            <text:p>50,081</text:p>
          </table:table-cell>
          <table:table-cell office:value-type="float" office:value="42396" table:style-name="ce33">
            <text:p>42,396</text:p>
          </table:table-cell>
          <table:table-cell office:value-type="float" office:value="38925" table:style-name="ce33">
            <text:p>38,925</text:p>
          </table:table-cell>
          <table:table-cell office:value-type="float" office:value="40486.574459999902" table:style-name="ce33">
            <text:p>40,487</text:p>
          </table:table-cell>
          <table:table-cell office:value-type="float" office:value="40776.654165" table:style-name="ce33">
            <text:p>40,777</text:p>
          </table:table-cell>
          <table:table-cell office:value-type="float" office:value="41958.491735000003" table:style-name="ce33">
            <text:p>41,958</text:p>
          </table:table-cell>
          <table:table-cell office:value-type="float" office:value="43834.175785000203" table:style-name="ce33">
            <text:p>43,834</text:p>
          </table:table-cell>
          <table:table-cell office:value-type="float" office:value="48112.912982000002" table:style-name="ce33">
            <text:p>48,113</text:p>
          </table:table-cell>
          <table:table-cell office:value-type="float" office:value="52954.2893359999" table:style-name="ce33">
            <text:p>52,954</text:p>
          </table:table-cell>
          <table:table-cell office:value-type="float" office:value="54679.685387000201" table:style-name="ce33">
            <text:p>54,680</text:p>
          </table:table-cell>
          <table:table-cell office:value-type="percentage" office:value="0.75138258285662696" table:style-name="ce22">
            <text:p>75%</text:p>
          </table:table-cell>
          <table:table-cell table:number-columns-repeated="16370"/>
        </table:table-row>
        <table:table-row table:style-name="ro7">
          <table:table-cell table:style-name="ce18"/>
          <table:table-cell office:value-type="string" table:style-name="ce20">
            <text:p>Other Europe</text:p>
          </table:table-cell>
          <table:table-cell office:value-type="float" office:value="4002" table:style-name="ce33">
            <text:p>4,002</text:p>
          </table:table-cell>
          <table:table-cell office:value-type="float" office:value="4343" table:style-name="ce33">
            <text:p>4,343</text:p>
          </table:table-cell>
          <table:table-cell office:value-type="float" office:value="3548" table:style-name="ce33">
            <text:p>3,548</text:p>
          </table:table-cell>
          <table:table-cell office:value-type="float" office:value="3640" table:style-name="ce33">
            <text:p>3,640</text:p>
          </table:table-cell>
          <table:table-cell office:value-type="float" office:value="3578.5354099999699" table:style-name="ce33">
            <text:p>3,579</text:p>
          </table:table-cell>
          <table:table-cell office:value-type="float" office:value="3440.7722289999701" table:style-name="ce33">
            <text:p>3,441</text:p>
          </table:table-cell>
          <table:table-cell office:value-type="float" office:value="3360.8035810000001" table:style-name="ce33">
            <text:p>3,361</text:p>
          </table:table-cell>
          <table:table-cell office:value-type="float" office:value="3191.1790270000001" table:style-name="ce33">
            <text:p>3,191</text:p>
          </table:table-cell>
          <table:table-cell office:value-type="float" office:value="3629.7724360001298" table:style-name="ce33">
            <text:p>3,630</text:p>
          </table:table-cell>
          <table:table-cell office:value-type="float" office:value="3365.3040129998599" table:style-name="ce33">
            <text:p>3,365</text:p>
          </table:table-cell>
          <table:table-cell office:value-type="float" office:value="3477.8415199999299" table:style-name="ce33">
            <text:p>3,478</text:p>
          </table:table-cell>
          <table:table-cell office:value-type="percentage" office:value="4.7790866490333497E-2" table:style-name="ce22">
            <text:p>5%</text:p>
          </table:table-cell>
          <table:table-cell table:number-columns-repeated="16370"/>
        </table:table-row>
        <table:table-row table:style-name="ro7">
          <table:table-cell table:style-name="ce18"/>
          <table:table-cell office:value-type="string" table:style-name="ce20">
            <text:p>Other Countries</text:p>
          </table:table-cell>
          <table:table-cell office:value-type="float" office:value="9675" table:style-name="ce33">
            <text:p>9,675</text:p>
          </table:table-cell>
          <table:table-cell office:value-type="float" office:value="9958" table:style-name="ce33">
            <text:p>9,958</text:p>
          </table:table-cell>
          <table:table-cell office:value-type="float" office:value="9018" table:style-name="ce33">
            <text:p>9,018</text:p>
          </table:table-cell>
          <table:table-cell office:value-type="float" office:value="9344" table:style-name="ce33">
            <text:p>9,344</text:p>
          </table:table-cell>
          <table:table-cell office:value-type="float" office:value="9102.8657549999807" table:style-name="ce33">
            <text:p>9,103</text:p>
          </table:table-cell>
          <table:table-cell office:value-type="float" office:value="8926.4306010000091" table:style-name="ce33">
            <text:p>8,926</text:p>
          </table:table-cell>
          <table:table-cell office:value-type="float" office:value="9084.5972160000001" table:style-name="ce33">
            <text:p>9,085</text:p>
          </table:table-cell>
          <table:table-cell office:value-type="float" office:value="9379.8190210000103" table:style-name="ce33">
            <text:p>9,380</text:p>
          </table:table-cell>
          <table:table-cell office:value-type="float" office:value="10064.810632000001" table:style-name="ce33">
            <text:p>10,065</text:p>
          </table:table-cell>
          <table:table-cell office:value-type="float" office:value="10362.047114000001" table:style-name="ce33">
            <text:p>10,362</text:p>
          </table:table-cell>
          <table:table-cell office:value-type="float" office:value="10698.626518999999" table:style-name="ce33">
            <text:p>10,699</text:p>
          </table:table-cell>
          <table:table-cell office:value-type="percentage" office:value="0.147015506215326" table:style-name="ce22">
            <text:p>15%</text:p>
          </table:table-cell>
          <table:table-cell table:number-columns-repeated="16370"/>
        </table:table-row>
        <table:table-row table:style-name="ro7">
          <table:table-cell table:style-name="ce18"/>
          <table:table-cell office:value-type="string" table:style-name="ce19">
            <text:p>Total</text:p>
          </table:table-cell>
          <table:table-cell office:value-type="float" office:value="69450" table:style-name="ce32">
            <text:p>69,450</text:p>
          </table:table-cell>
          <table:table-cell office:value-type="float" office:value="69011" table:style-name="ce32">
            <text:p>69,011</text:p>
          </table:table-cell>
          <table:table-cell office:value-type="float" office:value="58614" table:style-name="ce32">
            <text:p>58,614</text:p>
          </table:table-cell>
          <table:table-cell office:value-type="float" office:value="55562" table:style-name="ce32">
            <text:p>55,562</text:p>
          </table:table-cell>
          <table:table-cell office:value-type="float" office:value="56835.891351999897" table:style-name="ce32">
            <text:p>56,836</text:p>
          </table:table-cell>
          <table:table-cell office:value-type="float" office:value="56537.595631000098" table:style-name="ce32">
            <text:p>56,538</text:p>
          </table:table-cell>
          <table:table-cell office:value-type="float" office:value="57792.474463999897" table:style-name="ce32">
            <text:p>57,792</text:p>
          </table:table-cell>
          <table:table-cell office:value-type="float" office:value="60081.882647000202" table:style-name="ce32">
            <text:p>60,082</text:p>
          </table:table-cell>
          <table:table-cell office:value-type="float" office:value="65719.910885999896" table:style-name="ce32">
            <text:p>65,720</text:p>
          </table:table-cell>
          <table:table-cell office:value-type="float" office:value="70814.780433999695" table:style-name="ce32">
            <text:p>70,815</text:p>
          </table:table-cell>
          <table:table-cell office:value-type="float" office:value="72772.095913000099" table:style-name="ce32">
            <text:p>72,772</text:p>
          </table:table-cell>
          <table:table-cell office:value-type="percentage" office:value="1" table:style-name="ce24">
            <text:p>100%</text:p>
          </table:table-cell>
          <table:table-cell table:number-columns-repeated="16370"/>
        </table:table-row>
        <table:table-row table:style-name="ro2">
          <table:table-cell table:style-name="ce18"/>
          <table:table-cell table:style-name="ce19"/>
          <table:table-cell table:number-columns-repeated="11" table:style-name="ce33"/>
          <table:table-cell table:style-name="ce37"/>
          <table:table-cell table:number-columns-repeated="16370"/>
        </table:table-row>
        <table:table-row table:style-name="ro7">
          <table:table-cell table:style-name="ce18"/>
          <table:table-cell office:value-type="string" table:style-name="ce20">
            <text:p>Holiday</text:p>
          </table:table-cell>
          <table:table-cell office:value-type="float" office:value="45437" table:style-name="ce33">
            <text:p>45,437</text:p>
          </table:table-cell>
          <table:table-cell office:value-type="float" office:value="45531" table:style-name="ce33">
            <text:p>45,531</text:p>
          </table:table-cell>
          <table:table-cell office:value-type="float" office:value="38492" table:style-name="ce33">
            <text:p>38,492</text:p>
          </table:table-cell>
          <table:table-cell office:value-type="float" office:value="36422" table:style-name="ce33">
            <text:p>36,422</text:p>
          </table:table-cell>
          <table:table-cell office:value-type="float" office:value="36819.326568999801" table:style-name="ce33">
            <text:p>36,819</text:p>
          </table:table-cell>
          <table:table-cell office:value-type="float" office:value="36172.641279000003" table:style-name="ce33">
            <text:p>36,173</text:p>
          </table:table-cell>
          <table:table-cell office:value-type="float" office:value="37149.367706999998" table:style-name="ce33">
            <text:p>37,149</text:p>
          </table:table-cell>
          <table:table-cell office:value-type="float" office:value="38519.449870000099" table:style-name="ce33">
            <text:p>38,519</text:p>
          </table:table-cell>
          <table:table-cell office:value-type="float" office:value="42150.342023000099" table:style-name="ce33">
            <text:p>42,150</text:p>
          </table:table-cell>
          <table:table-cell office:value-type="float" office:value="45019.662220999897" table:style-name="ce33">
            <text:p>45,020</text:p>
          </table:table-cell>
          <table:table-cell office:value-type="float" office:value="46635.621909000103" table:style-name="ce33">
            <text:p>46,636</text:p>
          </table:table-cell>
          <table:table-cell office:value-type="percentage" office:value="0.640844836525713" table:style-name="ce22">
            <text:p>64%</text:p>
          </table:table-cell>
          <table:table-cell table:number-columns-repeated="16370"/>
        </table:table-row>
        <table:table-row table:style-name="ro7">
          <table:table-cell table:style-name="ce18"/>
          <table:table-cell office:value-type="string" table:style-name="ce20">
            <text:p>Business</text:p>
          </table:table-cell>
          <table:table-cell office:value-type="float" office:value="9018" table:style-name="ce33">
            <text:p>9,018</text:p>
          </table:table-cell>
          <table:table-cell office:value-type="float" office:value="8920" table:style-name="ce33">
            <text:p>8,920</text:p>
          </table:table-cell>
          <table:table-cell office:value-type="float" office:value="6887" table:style-name="ce33">
            <text:p>6,887</text:p>
          </table:table-cell>
          <table:table-cell office:value-type="float" office:value="6639" table:style-name="ce33">
            <text:p>6,639</text:p>
          </table:table-cell>
          <table:table-cell office:value-type="float" office:value="6846.1598589999903" table:style-name="ce33">
            <text:p>6,846</text:p>
          </table:table-cell>
          <table:table-cell office:value-type="float" office:value="6956.2660910000004" table:style-name="ce33">
            <text:p>6,956</text:p>
          </table:table-cell>
          <table:table-cell office:value-type="float" office:value="6750.2845420000003" table:style-name="ce33">
            <text:p>6,750</text:p>
          </table:table-cell>
          <table:table-cell office:value-type="float" office:value="6755.7096659999997" table:style-name="ce33">
            <text:p>6,756</text:p>
          </table:table-cell>
          <table:table-cell office:value-type="float" office:value="7149.1243880000002" table:style-name="ce33">
            <text:p>7,149</text:p>
          </table:table-cell>
          <table:table-cell office:value-type="float" office:value="7155.7852009999997" table:style-name="ce33">
            <text:p>7,156</text:p>
          </table:table-cell>
          <table:table-cell office:value-type="float" office:value="6783.0369449999898" table:style-name="ce33">
            <text:p>6,783</text:p>
          </table:table-cell>
          <table:table-cell office:value-type="percentage" office:value="9.3209311342484599E-2" table:style-name="ce22">
            <text:p>9%</text:p>
          </table:table-cell>
          <table:table-cell table:number-columns-repeated="16370"/>
        </table:table-row>
        <table:table-row table:style-name="ro7">
          <table:table-cell table:style-name="ce18"/>
          <table:table-cell office:value-type="string" table:style-name="ce20">
            <text:p>Visiting friends or relatives</text:p>
          </table:table-cell>
          <table:table-cell office:value-type="float" office:value="12214" table:style-name="ce33">
            <text:p>12,214</text:p>
          </table:table-cell>
          <table:table-cell office:value-type="float" office:value="12392" table:style-name="ce33">
            <text:p>12,392</text:p>
          </table:table-cell>
          <table:table-cell office:value-type="float" office:value="11592" table:style-name="ce33">
            <text:p>11,592</text:p>
          </table:table-cell>
          <table:table-cell office:value-type="float" office:value="10850" table:style-name="ce33">
            <text:p>10,850</text:p>
          </table:table-cell>
          <table:table-cell office:value-type="float" office:value="11594.136127" table:style-name="ce33">
            <text:p>11,594</text:p>
          </table:table-cell>
          <table:table-cell office:value-type="float" office:value="11797.123769" table:style-name="ce33">
            <text:p>11,797</text:p>
          </table:table-cell>
          <table:table-cell office:value-type="float" office:value="12312.887099" table:style-name="ce33">
            <text:p>12,313</text:p>
          </table:table-cell>
          <table:table-cell office:value-type="float" office:value="13271.887886" table:style-name="ce33">
            <text:p>13,272</text:p>
          </table:table-cell>
          <table:table-cell office:value-type="float" office:value="14729.370918000001" table:style-name="ce33">
            <text:p>14,729</text:p>
          </table:table-cell>
          <table:table-cell office:value-type="float" office:value="16603.207764999999" table:style-name="ce33">
            <text:p>16,603</text:p>
          </table:table-cell>
          <table:table-cell office:value-type="float" office:value="17582.381098000002" table:style-name="ce33">
            <text:p>17,582</text:p>
          </table:table-cell>
          <table:table-cell office:value-type="percentage" office:value="0.24160883203116601" table:style-name="ce22">
            <text:p>24%</text:p>
          </table:table-cell>
          <table:table-cell table:number-columns-repeated="16370"/>
        </table:table-row>
        <table:table-row table:style-name="ro7">
          <table:table-cell table:style-name="ce18"/>
          <table:table-cell office:value-type="string" table:style-name="ce20">
            <text:p>Miscellaneous</text:p>
          </table:table-cell>
          <table:table-cell office:value-type="float" office:value="2781" table:style-name="ce33">
            <text:p>2,781</text:p>
          </table:table-cell>
          <table:table-cell office:value-type="float" office:value="2166" table:style-name="ce33">
            <text:p>2,166</text:p>
          </table:table-cell>
          <table:table-cell office:value-type="float" office:value="1643" table:style-name="ce33">
            <text:p>1,643</text:p>
          </table:table-cell>
          <table:table-cell office:value-type="float" office:value="1652" table:style-name="ce33">
            <text:p>1,652</text:p>
          </table:table-cell>
          <table:table-cell office:value-type="float" office:value="1576.26879700001" table:style-name="ce33">
            <text:p>1,576</text:p>
          </table:table-cell>
          <table:table-cell office:value-type="float" office:value="1611.564492" table:style-name="ce33">
            <text:p>1,612</text:p>
          </table:table-cell>
          <table:table-cell office:value-type="float" office:value="1579.9351160000001" table:style-name="ce33">
            <text:p>1,580</text:p>
          </table:table-cell>
          <table:table-cell office:value-type="float" office:value="1534.835225" table:style-name="ce33">
            <text:p>1,535</text:p>
          </table:table-cell>
          <table:table-cell office:value-type="float" office:value="1691.0735569999999" table:style-name="ce33">
            <text:p>1,691</text:p>
          </table:table-cell>
          <table:table-cell office:value-type="float" office:value="2036.1252469999999" table:style-name="ce33">
            <text:p>2,036</text:p>
          </table:table-cell>
          <table:table-cell office:value-type="float" office:value="1771.055961" table:style-name="ce33">
            <text:p>1,771</text:p>
          </table:table-cell>
          <table:table-cell office:value-type="percentage" office:value="2.4337020100634699E-2" table:style-name="ce22">
            <text:p>2%</text:p>
          </table:table-cell>
          <table:table-cell table:number-columns-repeated="16370"/>
        </table:table-row>
        <table:table-row table:style-name="ro7">
          <table:table-cell table:style-name="ce18"/>
          <table:table-cell office:value-type="string" table:style-name="ce19">
            <text:p>Total</text:p>
          </table:table-cell>
          <table:table-cell office:value-type="float" office:value="69450" table:style-name="ce32">
            <text:p>69,450</text:p>
          </table:table-cell>
          <table:table-cell office:value-type="float" office:value="69011" table:style-name="ce32">
            <text:p>69,011</text:p>
          </table:table-cell>
          <table:table-cell office:value-type="float" office:value="58614" table:style-name="ce32">
            <text:p>58,614</text:p>
          </table:table-cell>
          <table:table-cell office:value-type="float" office:value="55562" table:style-name="ce32">
            <text:p>55,562</text:p>
          </table:table-cell>
          <table:table-cell office:value-type="float" office:value="56835.891351999897" table:style-name="ce32">
            <text:p>56,836</text:p>
          </table:table-cell>
          <table:table-cell office:value-type="float" office:value="56537.595631000098" table:style-name="ce32">
            <text:p>56,538</text:p>
          </table:table-cell>
          <table:table-cell office:value-type="float" office:value="57792.474464000101" table:style-name="ce32">
            <text:p>57,792</text:p>
          </table:table-cell>
          <table:table-cell office:value-type="float" office:value="60081.882647000202" table:style-name="ce32">
            <text:p>60,082</text:p>
          </table:table-cell>
          <table:table-cell office:value-type="float" office:value="65719.9108860001" table:style-name="ce32">
            <text:p>65,720</text:p>
          </table:table-cell>
          <table:table-cell office:value-type="float" office:value="70814.780434" table:style-name="ce32">
            <text:p>70,815</text:p>
          </table:table-cell>
          <table:table-cell office:value-type="float" office:value="72772.095913000201" table:style-name="ce32">
            <text:p>72,772</text:p>
          </table:table-cell>
          <table:table-cell office:value-type="percentage" office:value="1" table:style-name="ce24">
            <text:p>100%</text:p>
          </table:table-cell>
          <table:table-cell table:number-columns-repeated="16370"/>
        </table:table-row>
        <table:table-row table:style-name="ro7">
          <table:table-cell table:style-name="ce38"/>
          <table:table-cell office:value-type="string" table:style-name="ce39">
            <text:p>Unweighted sample size (number)</text:p>
          </table:table-cell>
          <table:table-cell office:value-type="float" office:value="57558" table:style-name="ce40">
            <text:p>57,558</text:p>
          </table:table-cell>
          <table:table-cell office:value-type="float" office:value="57312" table:style-name="ce40">
            <text:p>57,312</text:p>
          </table:table-cell>
          <table:table-cell office:value-type="float" office:value="66935" table:style-name="ce40">
            <text:p>66,935</text:p>
          </table:table-cell>
          <table:table-cell office:value-type="float" office:value="65953" table:style-name="ce40">
            <text:p>65,953</text:p>
          </table:table-cell>
          <table:table-cell office:value-type="float" office:value="62646" table:style-name="ce40">
            <text:p>62,646</text:p>
          </table:table-cell>
          <table:table-cell office:value-type="float" office:value="58576" table:style-name="ce40">
            <text:p>58,576</text:p>
          </table:table-cell>
          <table:table-cell office:value-type="float" office:value="58687" table:style-name="ce40">
            <text:p>58,687</text:p>
          </table:table-cell>
          <table:table-cell office:value-type="float" office:value="56734" table:style-name="ce40">
            <text:p>56,734</text:p>
          </table:table-cell>
          <table:table-cell office:value-type="float" office:value="60592" table:style-name="ce40">
            <text:p>60,592</text:p>
          </table:table-cell>
          <table:table-cell office:value-type="float" office:value="56645" table:style-name="ce40">
            <text:p>56,645</text:p>
          </table:table-cell>
          <table:table-cell office:value-type="float" office:value="45452" table:style-name="ce40">
            <text:p>45,452</text:p>
          </table:table-cell>
          <table:table-cell table:style-name="ce40"/>
          <table:table-cell table:number-columns-repeated="16370"/>
        </table:table-row>
        <table:table-row table:style-name="ro4">
          <table:table-cell table:number-columns-repeated="2" table:style-name="ce41"/>
          <table:table-cell table:number-columns-repeated="12" table:style-name="ce42"/>
          <table:table-cell table:number-columns-repeated="16370" table:style-name="ce10"/>
        </table:table-row>
        <table:table-row table:style-name="ro8">
          <table:table-cell office:value-type="string" table:style-name="ce43">
            <text:p>1. Area shown is that for the country of residence.</text:p>
          </table:table-cell>
          <table:table-cell table:number-columns-repeated="12" table:style-name="ce20"/>
          <table:table-cell office:value-type="string" table:style-name="ce44">
            <text:p>Source: ONS, International Passenger Survey</text:p>
          </table:table-cell>
          <table:table-cell table:number-columns-repeated="16370" table:style-name="ce10"/>
        </table:table-row>
        <table:table-row table:style-name="ro9">
          <table:table-cell office:value-type="string" table:style-name="ce43">
            <text:p>2. EU includes Croatia from July 2013.</text:p>
          </table:table-cell>
          <table:table-cell table:number-columns-repeated="12" table:style-name="ce20"/>
          <table:table-cell office:value-type="string" table:style-name="ce45">
            <text:p>Last updated: November 2018</text:p>
          </table:table-cell>
          <table:table-cell table:number-columns-repeated="16370" table:style-name="ce10"/>
        </table:table-row>
        <table:table-row table:style-name="ro9">
          <table:table-cell office:value-type="string" table:style-name="ce43">
            <text:p>3. Area shown is that for the main country of visit.</text:p>
          </table:table-cell>
          <table:table-cell table:number-columns-repeated="12" table:style-name="ce20"/>
          <table:table-cell office:value-type="string" table:style-name="ce45">
            <text:p>Next update: November 2019</text:p>
          </table:table-cell>
          <table:table-cell table:number-columns-repeated="16370" table:style-name="ce10"/>
        </table:table-row>
        <table:table-row table:style-name="ro9">
          <table:table-cell table:style-name="ce46"/>
          <table:table-cell table:number-columns-repeated="12" table:style-name="ce20"/>
          <table:table-cell office:value-type="string" table:style-name="ce45">
            <text:p>Telephone: 020 7944 4847</text:p>
          </table:table-cell>
          <table:table-cell table:number-columns-repeated="16370" table:style-name="ce10"/>
        </table:table-row>
        <table:table-row table:style-name="ro9">
          <table:table-cell table:style-name="ce43"/>
          <table:table-cell table:number-columns-repeated="12" table:style-name="ce20"/>
          <table:table-cell office:value-type="string" table:style-name="ce47">
            <text:p>Email: aviation.stats@dft.gov.uk</text:p>
          </table:table-cell>
          <table:table-cell table:number-columns-repeated="16370" table:style-name="ce10"/>
        </table:table-row>
        <table:table-row table:style-name="ro9">
          <table:table-cell table:style-name="ce20"/>
          <table:table-cell table:style-name="ce48"/>
          <table:table-cell table:number-columns-repeated="11" table:style-name="ce20"/>
          <table:table-cell office:value-type="string" table:style-name="ce45">
            <text:p>The figures in this table are National Statistics</text:p>
          </table:table-cell>
          <table:table-cell table:number-columns-repeated="16370" table:style-name="ce10"/>
        </table:table-row>
        <table:table-row table:number-rows-repeated="1048535" table:style-name="ro10">
          <table:table-cell table:number-columns-repeated="16384"/>
        </table:table-row>
        <table:named-expressions>
          <table:named-range table:name="Print_Area" table:cell-range-address="TSGB0114.$A$4:TSGB0114.$N$41" table:base-cell-address="TSGB011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0" style:apply-style-name="N37P1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51181102362205in" fo:margin-right="0.551181102362205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.47244094488189in" fo:margin-left="0.551181102362205in" fo:margin-right="0.551181102362205in" fo:margin-bottom="0in"/>
      </style:header-style>
      <style:footer-style>
        <style:header-footer-properties fo:min-height="0.47244094488189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1T08:49:50Z</meta:creation-date>
    <dc:date>2018-12-03T16:08:06Z</dc:date>
    <meta:print-date>2018-12-03T16:07:27Z</meta:print-date>
    <meta:editing-cycles>1</meta:editing-cycles>
    <meta:editing-duration>PT11S</meta:editing-duration>
  </office:meta>
</office:document-meta>
</file>